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o. participants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Daily total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5"/>
          <table:table-cell table:style-name="ce5" table:formula="of:=SUM([.C3:.C50])" office:value-type="float" office:value="12" calcext:value-type="float">
            <text:p>12</text:p>
          </table:table-cell>
          <table:table-cell table:style-name="ce5" table:formula="of:=SUM([.D3:.D50])" office:value-type="float" office:value="21.5" calcext:value-type="float">
            <text:p>21,5</text:p>
          </table:table-cell>
          <table:table-cell table:style-name="ce6" table:number-columns-repeated="1018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*[.B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4]*[.B4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C5]*[.B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6]*[.B6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7]*[.B7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[.C8]*[.B8]" office:value-type="float" office:value="1.5" calcext:value-type="float">
            <text:p>1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9]*[.B9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1" calcext:value-type="date">
            <text:p>2016-02-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0]*[.B10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1]*[.B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2]*[.B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3]*[.B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4]*[.B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5]*[.B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7]*[.B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8]*[.B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00-00-00</text:date>, <text:time style:data-style-name="N2" text:time-value="03:03:09.969156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2-13T03:03:15.331177292</dc:date>
    <meta:editing-duration>PT37M5S</meta:editing-duration>
    <meta:editing-cycles>14</meta:editing-cycles>
    <meta:generator>LibreOffice/5.0.2.2$Linux_X86_64 LibreOffice_project/00m0$Build-2</meta:generator>
    <meta:document-statistic meta:table-count="1" meta:cell-count="53" meta:object-count="0"/>
  </office:meta>
</office:document-meta>
</file>